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fo:font-weight="bold" officeooo:rsid="001c1530" officeooo:paragraph-rsid="001c1530" style:font-size-asian="13.1000003814697pt" style:font-weight-asian="bold" style:font-size-complex="15pt" style:font-weight-complex="bold"/>
    </style:style>
    <style:style style:name="P2" style:family="paragraph" style:parent-style-name="Standard" style:list-style-name="L1">
      <style:text-properties fo:font-size="12pt" fo:font-weight="normal" officeooo:rsid="001c1530" officeooo:paragraph-rsid="001c1530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officeooo:rsid="001c1530" officeooo:paragraph-rsid="001e87bd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c1530" officeooo:paragraph-rsid="001c1530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1d0ed1" officeooo:paragraph-rsid="001d0ed1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0ed1" officeooo:paragraph-rsid="001d0ed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fo:font-weight="normal" officeooo:rsid="001e10e5" officeooo:paragraph-rsid="001e10e5" style:font-size-asian="10.5pt" style:font-weight-asian="normal" style:font-size-complex="12pt" style:font-weight-complex="normal"/>
    </style:style>
    <style:style style:name="T1" style:family="text">
      <style:text-properties officeooo:rsid="001e87b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e Drill 2</text:p>
      <text:p text:style-name="P1"/>
      <text:list xml:id="list597237322" text:style-name="L1">
        <text:list-item>
          <text:p text:style-name="P2">mkdir drill2 – <text:span text:style-name="T1">Create Directory</text:span></text:p>
        </text:list-item>
        <text:list-item>
          <text:p text:style-name="P2">cd drill2 – <text:span text:style-name="T1">Move into directory</text:span></text:p>
        </text:list-item>
        <text:list-item>
          <text:p text:style-name="P2">touch harry.txt – <text:span text:style-name="T1">Create text file</text:span></text:p>
        </text:list-item>
        <text:list-item>
          <text:p text:style-name="P2">cat &gt; harry.txt – <text:span text:style-name="T1">Enter the text in the file</text:span></text:p>
        </text:list-item>
        <text:list-item>
          <text:p text:style-name="P2">head -3 harry.txt – <text:span text:style-name="T1">Display top 3 lines in file</text:span></text:p>
        </text:list-item>
        <text:list-item>
          <text:p text:style-name="P2">tail -10 harry.txt – <text:span text:style-name="T1">Display last 10 lines in file</text:span></text:p>
        </text:list-item>
        <text:list-item>
          <text:p text:style-name="P2">grep -o -i Harry harry.txt | wc -l – <text:span text:style-name="T1">Display number of occurrence of word Harry in text file </text:span></text:p>
        </text:list-item>
        <text:list-item>
          <text:p text:style-name="P3">grep -o -i Ron harry.txt | wc -l – <text:span text:style-name="T1">Display number of occurrence of word Ron in text file</text:span></text:p>
        </text:list-item>
        <text:list-item>
          <text:p text:style-name="P3">grep -o -i Herminone harry.txt | wc -l – <text:span text:style-name="T1">Display number of occurrence of word Herminone in text file</text:span></text:p>
        </text:list-item>
        <text:list-item>
          <text:p text:style-name="P3">grep -o -i Dumbledore harry.txt | wc -l – <text:span text:style-name="T1">Display number of occurrence of word Dumbledore in text file</text:span></text:p>
        </text:list-item>
        <text:list-item>
          <text:p text:style-name="P2">tail -n +100 harry.txt | head -n 201 &gt;linesfiles.txt – <text:span text:style-name="T1">copy lines 100 <text:s/>to 200 in linesfiles.txt file</text:span></text:p>
        </text:list-item>
        <text:list-item>
          <text:p text:style-name="P2">cat linesfiles.txt – <text:span text:style-name="T1">Display the text file</text:span></text:p>
        </text:list-item>
        <text:list-item>
          <text:p text:style-name="P2">sort -u harry.txt | wc -l – <text:span text:style-name="T1">Display number of unique words in harry.txt file</text:span></text:p>
        </text:list-item>
      </text:list>
      <text:p text:style-name="P4"/>
      <text:p text:style-name="P4"/>
      <text:list xml:id="list22021818721752" text:continue-numbering="true" text:style-name="L1">
        <text:list-item>
          <text:p text:style-name="P5">sudo apt update</text:p>
        </text:list-item>
        <text:list-item>
          <text:p text:style-name="P5">sudo apt install htop</text:p>
        </text:list-item>
        <text:list-item>
          <text:p text:style-name="P5">sudo apt install vim</text:p>
        </text:list-item>
        <text:list-item>
          <text:p text:style-name="P5">sudo apt install nginx</text:p>
        </text:list-item>
        <text:list-item>
          <text:p text:style-name="P5">sudo apt remove nginx</text:p>
        </text:list-item>
      </text:list>
      <text:p text:style-name="P6"/>
      <text:list xml:id="list22023100237931" text:continue-numbering="true" text:style-name="L1">
        <text:list-item>
          <text:p text:style-name="P7">hostname -I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01:31:30.679829065</meta:creation-date>
    <dc:date>2022-11-03T02:20:20.930259173</dc:date>
    <meta:editing-duration>PT18M18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1" meta:word-count="194" meta:character-count="984" meta:non-whitespace-character-count="815"/>
  </office:meta>
</office:document-meta>
</file>